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3.876cm" fo:min-width="19.374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.164cm" fo:min-width="1.638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2.04cm" fo:wrap-option="wrap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56cm" fo:min-width="10.12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68cm" fo:min-width="0.41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68cm" fo:min-width="0.41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679cm" fo:min-width="4.556cm" fo:wrap-option="wrap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end"/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4.572cm" svg:x="3.54cm" svg:y="1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" draw:text-style-name="P2" draw:layer="layout" svg:width="6.077cm" svg:height="0.962cm" svg:x="2.289cm" svg:y="1.381cm">
          <draw:text-box>
            <text:p>OSIC (Andy DFW3)</text:p>
          </draw:text-box>
        </draw:frame>
        <draw:custom-shape draw:style-name="gr3" draw:text-style-name="P4" draw:layer="layout" svg:width="2.794cm" svg:height="2.413cm" svg:x="2.016cm" svg:y="3.54cm">
          <text:p text:style-name="P3"><text:span text:style-name="T1">Power 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draw:layer="layout" svg:width="2.54cm" svg:height="2.413cm" svg:x="6.08cm" svg:y="3.54cm">
          <text:p text:style-name="P5"><text:span text:style-name="T2">IPXE Discovery – First boot</text:span></text:p>
          <text:p text:style-name="P5"><text:span text:style-name="T2">Weak regi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2.54cm" svg:height="2.413cm" svg:x="9.89cm" svg:y="3.54cm">
          <text:p text:style-name="P5"><text:span text:style-name="T2">Strong Register on</text:span></text:p>
          <text:p text:style-name="P5"><text:span text:style-name="T2">B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2.54cm" svg:height="2.413cm" svg:x="13.7cm" svg:y="3.54cm">
          <text:p text:style-name="P5"><text:span text:style-name="T2">LLDP / CDP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g>
          <draw:custom-shape draw:style-name="gr5" draw:text-style-name="P6" draw:layer="layout" svg:width="10.795cm" svg:height="1.778cm" svg:x="15.351cm" svg:y="17.6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16.113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23.098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21.701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20.304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18.907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17.51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1.015cm" svg:height="1.016cm" svg:x="24.436cm" svg:y="18.0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8" draw:layer="layout" svg:width="5.588cm" svg:height="5.461cm" svg:x="8.62cm" svg:y="11.668cm">
          <text:p text:style-name="P7"><text:span text:style-name="T3">mercury_agent :</text:span></text:p>
          <text:p text:style-name="P7"><text:span text:style-name="T3">RPC service</text:span></text:p>
          <text:p text:style-name="P7"><text:span text:style-name="T3"/></text:p>
          <text:p text:style-name="P7"><text:span text:style-name="T3">mercury_inspector:</text:span></text:p>
          <text:p text:style-name="P7"><text:span text:style-name="T3">Inventory collection</text:span></text:p>
          <text:p text:style-name="P7"><text:span text:style-name="T3">library</text:span></text:p>
          <text:p text:style-name="P7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9" draw:layer="layout" svg:x1="17.002cm" svg:y1="18.018cm" svg:x2="14.208cm" svg:y2="12.303cm">
          <text:p/>
        </draw:line>
        <draw:line draw:style-name="gr9" draw:text-style-name="P9" draw:layer="layout" svg:x1="16.367cm" svg:y1="19.034cm" svg:x2="9.382cm" svg:y2="17.1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1:55:39.024533580</meta:creation-date>
    <dc:date>2015-08-03T19:02:33.220966316</dc:date>
    <meta:editing-duration>PT3H29M12S</meta:editing-duration>
    <meta:editing-cycles>1</meta:editing-cycles>
    <meta:document-statistic meta:object-count="18"/>
    <meta:generator>LibreOffice/4.4.4.3$Linux_X86_64 LibreOffice_project/40m0$Build-3</meta:generator>
  </office:meta>
</office:document-meta>
</file>